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2pt" officeooo:rsid="000e350c" officeooo:paragraph-rsid="000e350c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0fd14a" officeooo:paragraph-rsid="000fd14a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015a1" officeooo:paragraph-rsid="001015a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015a1" officeooo:paragraph-rsid="0013eb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d0f38"/>
    </style:style>
    <style:style style:name="T3" style:family="text">
      <style:text-properties officeooo:rsid="001015a1"/>
    </style:style>
    <style:style style:name="T4" style:family="text">
      <style:text-properties officeooo:rsid="0011b14f"/>
    </style:style>
    <style:style style:name="T5" style:family="text">
      <style:text-properties fo:font-weight="bold" officeooo:rsid="0011b14f" style:font-weight-asian="bold" style:font-weight-complex="bold"/>
    </style:style>
    <style:style style:name="T6" style:family="text">
      <style:text-properties officeooo:rsid="0013eb1a"/>
    </style:style>
    <style:style style:name="T7" style:family="text">
      <style:text-properties officeooo:rsid="00176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OJETO INTEGRADOR</text:span></text:p>
      <text:p text:style-name="P2">Ano: 2019 – Semestre:2</text:p>
      <text:p text:style-name="P2"/>
      <text:p text:style-name="P3">Coordenação Pedagógica: TEREZINHA DE JESUS <text:span text:style-name="T2">ARAÚJO</text:span> CASTRO</text:p>
      <text:p text:style-name="P3">Coordenação Técnica: EDJALMA QUEIROZ DA SILVA</text:p>
      <text:p text:style-name="P3">Professor Líder: ELISABETE TIE HATO</text:p>
      <text:p text:style-name="P3">Curso: ANÁLISE E DESENVOLVIMENTO DE SISTEMAS</text:p>
      <text:p text:style-name="P1">Professor: Maurício Severich.</text:p>
      <text:p text:style-name="P4">Relatório técnico contendo o descritivo dos softwares e hardwares utilizados para o desenvolvimento e execução do projeto integrador</text:p>
      <text:p text:style-name="P2"/>
      <text:p text:style-name="P2"/>
      <text:p text:style-name="P5">Projeto Integrador - Relatório Técnico</text:p>
      <text:p text:style-name="P5"/>
      <text:p text:style-name="P6">Descrição do<text:span text:style-name="T3">s</text:span> software<text:span text:style-name="T3">s e hardwares utilizados</text:span>: </text:p>
      <text:p text:style-name="P8"><text:span text:style-name="T6">No processo de</text:span> desenvolvimento do projeto integrador foi utilizado para modelar o diagrama de classe o software yEd Graph, para o a criação do gráfico de gantt foi utilizado o LibreOffice como software de projeção e também para estruturar o fluxo, esta sendo utilizado também como IDE principal o NetBeans para a codificação do software, <text:span text:style-name="T6">esta sendo utilizado o </text:span>java versã<text:span text:style-name="T6">o</text:span> 1.8.0_231, Java(TM) SE Runtime Environment (build 1.8.0_231-b11), <text:span text:style-name="T7">Git e GitHub e já para a criação do fluxo do software foi utilizado o programa</text:span> <text:span text:style-name="T4">ProjectLibre onde foi possível estrutura todo o fluxo do software do projeto integrador. Quanto ao hardware utilizado tivemos como como principal componente apenas computador (Notebook) sendo estes <text:s/>três computadores um </text:span><text:span text:style-name="T5">ACER</text:span><text:span text:style-name="T4"> <text:s/>e um </text:span><text:span text:style-name="T5">SAMSUNG</text:span><text:span text:style-name="T4"> com oito gigas de memoria RAM ambos contando com 1000 GB de armazenamento interno, i5 de sétima geração e outro </text:span><text:span text:style-name="T5">SAMSUNG </text:span><text:span text:style-name="T4">com quatro gigas de memoria RAM , i3 de quinta geração contendo 120 GB de armazenamento interno. 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33:08.750348922</meta:creation-date>
    <dc:date>2019-11-25T20:27:20.789376708</dc:date>
    <meta:editing-duration>PT40M2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17" meta:character-count="1441" meta:non-whitespace-character-count="1230"/>
  </office:meta>
</office:document-meta>
</file>